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96d4"/>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005a80"/>
    </style:style>
    <style:style style:name="gr5" style:family="graphic" style:parent-style-name="standard">
      <style:graphic-properties draw:stroke="none" svg:stroke-width="0.001cm" draw:fill-color="#2ac0ff"/>
    </style:style>
    <style:style style:name="gr6" style:family="graphic" style:parent-style-name="standard">
      <style:graphic-properties draw:stroke="none" svg:stroke-width="0.001cm" draw:fill-color="#000000"/>
    </style:style>
    <style:style style:name="gr7" style:family="graphic" style:parent-style-name="standard">
      <style:graphic-properties draw:stroke="none" svg:stroke-width="0.001cm" draw:fill-color="#ffffff"/>
    </style:style>
  </office:automatic-styles>
  <office:body>
    <office:drawing>
      <draw:page draw:name="page1" draw:style-name="dp1" draw:master-page-name="Default">
        <draw:g>
          <draw:glue-point draw:id="4" svg:x="-4.013cm" svg:y="-5cm"/>
          <draw:glue-point draw:id="5" svg:x="5cm" svg:y="-5cm"/>
          <draw:glue-point draw:id="6" svg:x="0.493cm" svg:y="-5cm"/>
          <draw:glue-point draw:id="7" svg:x="-5cm" svg:y="5cm"/>
          <draw:glue-point draw:id="8" svg:x="4.035cm" svg:y="5cm"/>
          <draw:glue-point draw:id="9" svg:x="-0.483cm" svg:y="5cm"/>
          <draw:glue-point draw:id="10" svg:x="-5cm" svg:y="-3.9cm"/>
          <draw:glue-point draw:id="11" svg:x="-5cm" svg:y="0.55cm"/>
          <draw:glue-point draw:id="12" svg:x="5cm" svg:y="3.862cm"/>
          <draw:glue-point draw:id="13" svg:x="5cm" svg:y="-0.57cm"/>
          <draw:glue-point draw:id="14" svg:x="0.003cm" svg:y="-0.006cm"/>
          <draw:polygon draw:style-name="gr1" draw:layer="layout" svg:width="2.046cm" svg:height="1.763cm" svg:x="0cm" svg:y="0.228cm" svg:viewBox="0 0 2047 1764" draw:points="3,0 0,1764 2047,1764 2047,0">
            <text:p/>
          </draw:polygon>
          <draw:line draw:style-name="gr2" draw:layer="layout" svg:x1="0.013cm" svg:y1="0.237cm" svg:x2="0.008cm" svg:y2="2.001cm">
            <text:p/>
          </draw:line>
          <draw:line draw:style-name="gr2" draw:layer="layout" svg:x1="0.008cm" svg:y1="2cm" svg:x2="2.055cm" svg:y2="2cm">
            <text:p/>
          </draw:line>
          <draw:line draw:style-name="gr2" draw:layer="layout" svg:x1="2.054cm" svg:y1="2.001cm" svg:x2="2.054cm" svg:y2="0.237cm">
            <text:p/>
          </draw:line>
          <draw:line draw:style-name="gr2" draw:layer="layout" svg:x1="2.055cm" svg:y1="0.237cm" svg:x2="0.012cm" svg:y2="0.237cm">
            <text:p/>
          </draw:line>
          <draw:polygon draw:style-name="gr3" draw:layer="layout" svg:width="2.267cm" svg:height="0.22cm" svg:x="0.004cm" svg:y="0cm" svg:viewBox="0 0 2268 221" draw:points="0,221 221,0 2268,0 2046,221">
            <text:p/>
          </draw:polygon>
          <draw:line draw:style-name="gr2" draw:layer="layout" svg:x1="0.012cm" svg:y1="0.229cm" svg:x2="0.234cm" svg:y2="0.008cm">
            <text:p/>
          </draw:line>
          <draw:line draw:style-name="gr2" draw:layer="layout" svg:x1="0.233cm" svg:y1="0.008cm" svg:x2="2.279cm" svg:y2="0.008cm">
            <text:p/>
          </draw:line>
          <draw:line draw:style-name="gr2" draw:layer="layout" svg:x1="2.279cm" svg:y1="0.009cm" svg:x2="2.058cm" svg:y2="0.229cm">
            <text:p/>
          </draw:line>
          <draw:line draw:style-name="gr2" draw:layer="layout" svg:x1="2.059cm" svg:y1="0.228cm" svg:x2="0.012cm" svg:y2="0.228cm">
            <text:p/>
          </draw:line>
          <draw:polygon draw:style-name="gr4" draw:layer="layout" svg:width="0.221cm" svg:height="1.984cm" svg:x="2.05cm" svg:y="0cm" svg:viewBox="0 0 222 1985" draw:points="0,220 222,0 222,1764 0,1985">
            <text:p/>
          </draw:polygon>
          <draw:line draw:style-name="gr2" draw:layer="layout" svg:x1="2.058cm" svg:y1="0.229cm" svg:x2="2.279cm" svg:y2="0.009cm">
            <text:p/>
          </draw:line>
          <draw:line draw:style-name="gr2" draw:layer="layout" svg:x1="2.279cm" svg:y1="1.773cm" svg:x2="2.058cm" svg:y2="1.993cm">
            <text:p/>
          </draw:line>
          <draw:line draw:style-name="gr2" draw:layer="layout" svg:x1="2.058cm" svg:y1="1.992cm" svg:x2="2.058cm" svg:y2="0.228cm">
            <text:p/>
          </draw:line>
          <draw:polygon draw:style-name="gr5" draw:layer="layout" svg:width="2.042cm" svg:height="1.543cm" svg:x="0.004cm" svg:y="0.347cm" svg:viewBox="0 0 2043 1544" draw:points="0,559 0,1147 594,1147 655,1152 671,1159 687,1172 695,1184 699,1200 695,1221 691,1237 683,1253 671,1270 659,1283 642,1307 638,1323 630,1348 630,1372 630,1405 634,1425 642,1446 650,1466 659,1482 679,1503 703,1523 728,1531 761,1539 790,1544 818,1539 847,1535 871,1531 892,1519 904,1507 925,1490 949,1462 961,1437 966,1409 961,1380 949,1356 917,1307 900,1286 880,1262 871,1237 868,1213 871,1188 884,1172 892,1159 913,1147 1879,1147 1915,1143 1936,1135 1953,1127 1978,1107 2002,1086 2018,1061 2030,1029 2038,1004 2043,980 2043,391 1440,391 1392,388 1375,379 1366,367 1363,355 1359,339 1359,314 1363,294 1375,273 1384,257 1400,240 1412,216 1420,191 1428,167 1428,142 1428,118 1416,81 1400,53 1375,32 1346,16 1322,8 1289,0 1256,0 1224,0 1195,8 1166,16 1141,24 1117,41 1097,65 1085,94 1081,126 1085,155 1093,179 1105,195 1113,208 1121,220 1150,245 1162,253 1186,281 1195,302 1195,322 1191,339 1186,355 1170,367 1154,375 1141,384 1125,388 1109,391 188,391 143,396 119,400 94,408 73,421 57,429 44,445 28,465 12,490 4,527">
            <text:p/>
          </draw:polygon>
          <draw:line draw:style-name="gr2" draw:layer="layout" svg:x1="0.012cm" svg:y1="0.915cm" svg:x2="0.012cm" svg:y2="1.503cm">
            <text:p/>
          </draw:line>
          <draw:line draw:style-name="gr2" draw:layer="layout" svg:x1="0.012cm" svg:y1="1.502cm" svg:x2="0.607cm" svg:y2="1.502cm">
            <text:p/>
          </draw:line>
          <draw:line draw:style-name="gr2" draw:layer="layout" svg:x1="0.606cm" svg:y1="1.502cm" svg:x2="0.668cm" svg:y2="1.507cm">
            <text:p/>
          </draw:line>
          <draw:line draw:style-name="gr2" draw:layer="layout" svg:x1="0.667cm" svg:y1="1.506cm" svg:x2="0.684cm" svg:y2="1.515cm">
            <text:p/>
          </draw:line>
          <draw:line draw:style-name="gr2" draw:layer="layout" svg:x1="0.683cm" svg:y1="1.514cm" svg:x2="0.7cm" svg:y2="1.527cm">
            <text:p/>
          </draw:line>
          <draw:line draw:style-name="gr2" draw:layer="layout" svg:x1="0.699cm" svg:y1="1.526cm" svg:x2="0.708cm" svg:y2="1.54cm">
            <text:p/>
          </draw:line>
          <draw:line draw:style-name="gr2" draw:layer="layout" svg:x1="0.707cm" svg:y1="1.539cm" svg:x2="0.712cm" svg:y2="1.556cm">
            <text:p/>
          </draw:line>
          <draw:line draw:style-name="gr2" draw:layer="layout" svg:x1="0.712cm" svg:y1="1.555cm" svg:x2="0.707cm" svg:y2="1.576cm">
            <text:p/>
          </draw:line>
          <draw:line draw:style-name="gr2" draw:layer="layout" svg:x1="0.708cm" svg:y1="1.575cm" svg:x2="0.703cm" svg:y2="1.592cm">
            <text:p/>
          </draw:line>
          <draw:line draw:style-name="gr2" draw:layer="layout" svg:x1="0.704cm" svg:y1="1.592cm" svg:x2="0.695cm" svg:y2="1.61cm">
            <text:p/>
          </draw:line>
          <draw:line draw:style-name="gr2" draw:layer="layout" svg:x1="0.696cm" svg:y1="1.609cm" svg:x2="0.683cm" svg:y2="1.626cm">
            <text:p/>
          </draw:line>
          <draw:line draw:style-name="gr2" draw:layer="layout" svg:x1="0.684cm" svg:y1="1.625cm" svg:x2="0.671cm" svg:y2="1.638cm">
            <text:p/>
          </draw:line>
          <draw:line draw:style-name="gr2" draw:layer="layout" svg:x1="0.671cm" svg:y1="1.636cm" svg:x2="0.654cm" svg:y2="1.662cm">
            <text:p/>
          </draw:line>
          <draw:line draw:style-name="gr2" draw:layer="layout" svg:x1="0.655cm" svg:y1="1.661cm" svg:x2="0.65cm" svg:y2="1.678cm">
            <text:p/>
          </draw:line>
          <draw:line draw:style-name="gr2" draw:layer="layout" svg:x1="0.651cm" svg:y1="1.678cm" svg:x2="0.642cm" svg:y2="1.704cm">
            <text:p/>
          </draw:line>
          <draw:line draw:style-name="gr2" draw:layer="layout" svg:x1="0.642cm" svg:y1="1.703cm" svg:x2="0.642cm" svg:y2="1.728cm">
            <text:p/>
          </draw:line>
          <draw:line draw:style-name="gr2" draw:layer="layout" svg:x1="0.642cm" svg:y1="1.726cm" svg:x2="0.642cm" svg:y2="1.76cm">
            <text:p/>
          </draw:line>
          <draw:line draw:style-name="gr2" draw:layer="layout" svg:x1="0.642cm" svg:y1="1.759cm" svg:x2="0.647cm" svg:y2="1.78cm">
            <text:p/>
          </draw:line>
          <draw:line draw:style-name="gr2" draw:layer="layout" svg:x1="0.646cm" svg:y1="1.78cm" svg:x2="0.655cm" svg:y2="1.801cm">
            <text:p/>
          </draw:line>
          <draw:line draw:style-name="gr2" draw:layer="layout" svg:x1="0.654cm" svg:y1="1.8cm" svg:x2="0.663cm" svg:y2="1.821cm">
            <text:p/>
          </draw:line>
          <draw:line draw:style-name="gr2" draw:layer="layout" svg:x1="0.663cm" svg:y1="1.82cm" svg:x2="0.672cm" svg:y2="1.837cm">
            <text:p/>
          </draw:line>
          <draw:line draw:style-name="gr2" draw:layer="layout" svg:x1="0.671cm" svg:y1="1.837cm" svg:x2="0.692cm" svg:y2="1.858cm">
            <text:p/>
          </draw:line>
          <draw:line draw:style-name="gr2" draw:layer="layout" svg:x1="0.691cm" svg:y1="1.857cm" svg:x2="0.717cm" svg:y2="1.878cm">
            <text:p/>
          </draw:line>
          <draw:line draw:style-name="gr2" draw:layer="layout" svg:x1="0.715cm" svg:y1="1.878cm" svg:x2="0.741cm" svg:y2="1.887cm">
            <text:p/>
          </draw:line>
          <draw:line draw:style-name="gr2" draw:layer="layout" svg:x1="0.74cm" svg:y1="1.886cm" svg:x2="0.774cm" svg:y2="1.895cm">
            <text:p/>
          </draw:line>
          <draw:line draw:style-name="gr2" draw:layer="layout" svg:x1="0.773cm" svg:y1="1.894cm" svg:x2="0.802cm" svg:y2="1.899cm">
            <text:p/>
          </draw:line>
          <draw:line draw:style-name="gr2" draw:layer="layout" svg:x1="0.802cm" svg:y1="1.899cm" svg:x2="0.831cm" svg:y2="1.894cm">
            <text:p/>
          </draw:line>
          <draw:line draw:style-name="gr2" draw:layer="layout" svg:x1="0.83cm" svg:y1="1.895cm" svg:x2="0.86cm" svg:y2="1.89cm">
            <text:p/>
          </draw:line>
          <draw:line draw:style-name="gr2" draw:layer="layout" svg:x1="0.859cm" svg:y1="1.891cm" svg:x2="0.885cm" svg:y2="1.886cm">
            <text:p/>
          </draw:line>
          <draw:line draw:style-name="gr2" draw:layer="layout" svg:x1="0.884cm" svg:y1="1.887cm" svg:x2="0.905cm" svg:y2="1.874cm">
            <text:p/>
          </draw:line>
          <draw:line draw:style-name="gr2" draw:layer="layout" svg:x1="0.904cm" svg:y1="1.875cm" svg:x2="0.918cm" svg:y2="1.861cm">
            <text:p/>
          </draw:line>
          <draw:line draw:style-name="gr2" draw:layer="layout" svg:x1="0.917cm" svg:y1="1.862cm" svg:x2="0.938cm" svg:y2="1.845cm">
            <text:p/>
          </draw:line>
          <draw:line draw:style-name="gr2" draw:layer="layout" svg:x1="0.937cm" svg:y1="1.846cm" svg:x2="0.962cm" svg:y2="1.816cm">
            <text:p/>
          </draw:line>
          <draw:line draw:style-name="gr2" draw:layer="layout" svg:x1="0.961cm" svg:y1="1.817cm" svg:x2="0.974cm" svg:y2="1.792cm">
            <text:p/>
          </draw:line>
          <draw:line draw:style-name="gr2" draw:layer="layout" svg:x1="0.974cm" svg:y1="1.792cm" svg:x2="0.979cm" svg:y2="1.763cm">
            <text:p/>
          </draw:line>
          <draw:line draw:style-name="gr2" draw:layer="layout" svg:x1="0.979cm" svg:y1="1.764cm" svg:x2="0.974cm" svg:y2="1.735cm">
            <text:p/>
          </draw:line>
          <draw:line draw:style-name="gr2" draw:layer="layout" svg:x1="0.974cm" svg:y1="1.736cm" svg:x2="0.961cm" svg:y2="1.71cm">
            <text:p/>
          </draw:line>
          <draw:line draw:style-name="gr2" draw:layer="layout" svg:x1="0.963cm" svg:y1="1.711cm" svg:x2="0.929cm" svg:y2="1.661cm">
            <text:p/>
          </draw:line>
          <draw:line draw:style-name="gr2" draw:layer="layout" svg:x1="0.93cm" svg:y1="1.662cm" svg:x2="0.913cm" svg:y2="1.641cm">
            <text:p/>
          </draw:line>
          <draw:line draw:style-name="gr2" draw:layer="layout" svg:x1="0.914cm" svg:y1="1.642cm" svg:x2="0.892cm" svg:y2="1.616cm">
            <text:p/>
          </draw:line>
          <draw:line draw:style-name="gr2" draw:layer="layout" svg:x1="0.893cm" svg:y1="1.618cm" svg:x2="0.884cm" svg:y2="1.592cm">
            <text:p/>
          </draw:line>
          <draw:line draw:style-name="gr2" draw:layer="layout" svg:x1="0.884cm" svg:y1="1.592cm" svg:x2="0.879cm" svg:y2="1.567cm">
            <text:p/>
          </draw:line>
          <draw:line draw:style-name="gr2" draw:layer="layout" svg:x1="0.879cm" svg:y1="1.568cm" svg:x2="0.884cm" svg:y2="1.543cm">
            <text:p/>
          </draw:line>
          <draw:line draw:style-name="gr2" draw:layer="layout" svg:x1="0.884cm" svg:y1="1.544cm" svg:x2="0.897cm" svg:y2="1.526cm">
            <text:p/>
          </draw:line>
          <draw:line draw:style-name="gr2" draw:layer="layout" svg:x1="0.895cm" svg:y1="1.527cm" svg:x2="0.904cm" svg:y2="1.514cm">
            <text:p/>
          </draw:line>
          <draw:line draw:style-name="gr2" draw:layer="layout" svg:x1="0.904cm" svg:y1="1.516cm" svg:x2="0.925cm" svg:y2="1.502cm">
            <text:p/>
          </draw:line>
          <draw:line draw:style-name="gr2" draw:layer="layout" svg:x1="0.924cm" svg:y1="1.502cm" svg:x2="1.891cm" svg:y2="1.502cm">
            <text:p/>
          </draw:line>
          <draw:line draw:style-name="gr2" draw:layer="layout" svg:x1="1.89cm" svg:y1="1.503cm" svg:x2="1.928cm" svg:y2="1.498cm">
            <text:p/>
          </draw:line>
          <draw:line draw:style-name="gr2" draw:layer="layout" svg:x1="1.927cm" svg:y1="1.499cm" svg:x2="1.948cm" svg:y2="1.49cm">
            <text:p/>
          </draw:line>
          <draw:line draw:style-name="gr2" draw:layer="layout" svg:x1="1.948cm" svg:y1="1.49cm" svg:x2="1.965cm" svg:y2="1.481cm">
            <text:p/>
          </draw:line>
          <draw:line draw:style-name="gr2" draw:layer="layout" svg:x1="1.964cm" svg:y1="1.482cm" svg:x2="1.99cm" svg:y2="1.461cm">
            <text:p/>
          </draw:line>
          <draw:line draw:style-name="gr2" draw:layer="layout" svg:x1="1.988cm" svg:y1="1.463cm" svg:x2="2.014cm" svg:y2="1.441cm">
            <text:p/>
          </draw:line>
          <draw:line draw:style-name="gr2" draw:layer="layout" svg:x1="2.014cm" svg:y1="1.442cm" svg:x2="2.03cm" svg:y2="1.416cm">
            <text:p/>
          </draw:line>
          <draw:line draw:style-name="gr2" draw:layer="layout" svg:x1="2.029cm" svg:y1="1.417cm" svg:x2="2.043cm" svg:y2="1.384cm">
            <text:p/>
          </draw:line>
          <draw:line draw:style-name="gr2" draw:layer="layout" svg:x1="2.042cm" svg:y1="1.385cm" svg:x2="2.051cm" svg:y2="1.359cm">
            <text:p/>
          </draw:line>
          <draw:line draw:style-name="gr2" draw:layer="layout" svg:x1="2.05cm" svg:y1="1.36cm" svg:x2="2.055cm" svg:y2="1.335cm">
            <text:p/>
          </draw:line>
          <draw:line draw:style-name="gr2" draw:layer="layout" svg:x1="2.054cm" svg:y1="1.336cm" svg:x2="2.054cm" svg:y2="0.747cm">
            <text:p/>
          </draw:line>
          <draw:line draw:style-name="gr2" draw:layer="layout" svg:x1="2.055cm" svg:y1="0.747cm" svg:x2="1.453cm" svg:y2="0.747cm">
            <text:p/>
          </draw:line>
          <draw:line draw:style-name="gr2" draw:layer="layout" svg:x1="1.453cm" svg:y1="0.748cm" svg:x2="1.403cm" svg:y2="0.743cm">
            <text:p/>
          </draw:line>
          <draw:line draw:style-name="gr2" draw:layer="layout" svg:x1="1.404cm" svg:y1="0.743cm" svg:x2="1.387cm" svg:y2="0.735cm">
            <text:p/>
          </draw:line>
          <draw:line draw:style-name="gr2" draw:layer="layout" svg:x1="1.389cm" svg:y1="0.736cm" svg:x2="1.379cm" svg:y2="0.722cm">
            <text:p/>
          </draw:line>
          <draw:line draw:style-name="gr2" draw:layer="layout" svg:x1="1.379cm" svg:y1="0.723cm" svg:x2="1.374cm" svg:y2="0.71cm">
            <text:p/>
          </draw:line>
          <draw:line draw:style-name="gr2" draw:layer="layout" svg:x1="1.375cm" svg:y1="0.711cm" svg:x2="1.37cm" svg:y2="0.694cm">
            <text:p/>
          </draw:line>
          <draw:line draw:style-name="gr2" draw:layer="layout" svg:x1="1.37cm" svg:y1="0.695cm" svg:x2="1.37cm" svg:y2="0.669cm">
            <text:p/>
          </draw:line>
          <draw:line draw:style-name="gr2" draw:layer="layout" svg:x1="1.37cm" svg:y1="0.67cm" svg:x2="1.375cm" svg:y2="0.649cm">
            <text:p/>
          </draw:line>
          <draw:line draw:style-name="gr2" draw:layer="layout" svg:x1="1.374cm" svg:y1="0.649cm" svg:x2="1.388cm" svg:y2="0.628cm">
            <text:p/>
          </draw:line>
          <draw:line draw:style-name="gr2" draw:layer="layout" svg:x1="1.387cm" svg:y1="0.629cm" svg:x2="1.396cm" svg:y2="0.612cm">
            <text:p/>
          </draw:line>
          <draw:line draw:style-name="gr2" draw:layer="layout" svg:x1="1.395cm" svg:y1="0.613cm" svg:x2="1.412cm" svg:y2="0.596cm">
            <text:p/>
          </draw:line>
          <draw:line draw:style-name="gr2" draw:layer="layout" svg:x1="1.412cm" svg:y1="0.597cm" svg:x2="1.425cm" svg:y2="0.571cm">
            <text:p/>
          </draw:line>
          <draw:line draw:style-name="gr2" draw:layer="layout" svg:x1="1.424cm" svg:y1="0.573cm" svg:x2="1.433cm" svg:y2="0.547cm">
            <text:p/>
          </draw:line>
          <draw:line draw:style-name="gr2" draw:layer="layout" svg:x1="1.432cm" svg:y1="0.548cm" svg:x2="1.441cm" svg:y2="0.522cm">
            <text:p/>
          </draw:line>
          <draw:line draw:style-name="gr2" draw:layer="layout" svg:x1="1.44cm" svg:y1="0.524cm" svg:x2="1.44cm" svg:y2="0.498cm">
            <text:p/>
          </draw:line>
          <draw:line draw:style-name="gr2" draw:layer="layout" svg:x1="1.44cm" svg:y1="0.498cm" svg:x2="1.44cm" svg:y2="0.473cm">
            <text:p/>
          </draw:line>
          <draw:line draw:style-name="gr2" draw:layer="layout" svg:x1="1.441cm" svg:y1="0.475cm" svg:x2="1.428cm" svg:y2="0.437cm">
            <text:p/>
          </draw:line>
          <draw:line draw:style-name="gr2" draw:layer="layout" svg:x1="1.429cm" svg:y1="0.437cm" svg:x2="1.412cm" svg:y2="0.408cm">
            <text:p/>
          </draw:line>
          <draw:line draw:style-name="gr2" draw:layer="layout" svg:x1="1.413cm" svg:y1="0.409cm" svg:x2="1.387cm" svg:y2="0.388cm">
            <text:p/>
          </draw:line>
          <draw:line draw:style-name="gr2" draw:layer="layout" svg:x1="1.388cm" svg:y1="0.389cm" svg:x2="1.358cm" svg:y2="0.372cm">
            <text:p/>
          </draw:line>
          <draw:line draw:style-name="gr2" draw:layer="layout" svg:x1="1.36cm" svg:y1="0.373cm" svg:x2="1.334cm" svg:y2="0.364cm">
            <text:p/>
          </draw:line>
          <draw:line draw:style-name="gr2" draw:layer="layout" svg:x1="1.335cm" svg:y1="0.365cm" svg:x2="1.301cm" svg:y2="0.355cm">
            <text:p/>
          </draw:line>
          <draw:line draw:style-name="gr2" draw:layer="layout" svg:x1="1.302cm" svg:y1="0.355cm" svg:x2="1.268cm" svg:y2="0.355cm">
            <text:p/>
          </draw:line>
          <draw:line draw:style-name="gr2" draw:layer="layout" svg:x1="1.269cm" svg:y1="0.355cm" svg:x2="1.235cm" svg:y2="0.355cm">
            <text:p/>
          </draw:line>
          <draw:line draw:style-name="gr2" draw:layer="layout" svg:x1="1.236cm" svg:y1="0.355cm" svg:x2="1.207cm" svg:y2="0.365cm">
            <text:p/>
          </draw:line>
          <draw:line draw:style-name="gr2" draw:layer="layout" svg:x1="1.208cm" svg:y1="0.364cm" svg:x2="1.178cm" svg:y2="0.373cm">
            <text:p/>
          </draw:line>
          <draw:line draw:style-name="gr2" draw:layer="layout" svg:x1="1.179cm" svg:y1="0.372cm" svg:x2="1.153cm" svg:y2="0.381cm">
            <text:p/>
          </draw:line>
          <draw:line draw:style-name="gr2" draw:layer="layout" svg:x1="1.154cm" svg:y1="0.38cm" svg:x2="1.129cm" svg:y2="0.397cm">
            <text:p/>
          </draw:line>
          <draw:line draw:style-name="gr2" draw:layer="layout" svg:x1="1.13cm" svg:y1="0.396cm" svg:x2="1.109cm" svg:y2="0.421cm">
            <text:p/>
          </draw:line>
          <draw:line draw:style-name="gr2" draw:layer="layout" svg:x1="1.11cm" svg:y1="0.42cm" svg:x2="1.097cm" svg:y2="0.45cm">
            <text:p/>
          </draw:line>
          <draw:line draw:style-name="gr2" draw:layer="layout" svg:x1="1.098cm" svg:y1="0.449cm" svg:x2="1.093cm" svg:y2="0.483cm">
            <text:p/>
          </draw:line>
          <draw:line draw:style-name="gr2" draw:layer="layout" svg:x1="1.093cm" svg:y1="0.481cm" svg:x2="1.098cm" svg:y2="0.51cm">
            <text:p/>
          </draw:line>
          <draw:line draw:style-name="gr2" draw:layer="layout" svg:x1="1.097cm" svg:y1="0.51cm" svg:x2="1.106cm" svg:y2="0.536cm">
            <text:p/>
          </draw:line>
          <draw:line draw:style-name="gr2" draw:layer="layout" svg:x1="1.105cm" svg:y1="0.534cm" svg:x2="1.118cm" svg:y2="0.552cm">
            <text:p/>
          </draw:line>
          <draw:line draw:style-name="gr2" draw:layer="layout" svg:x1="1.117cm" svg:y1="0.551cm" svg:x2="1.126cm" svg:y2="0.564cm">
            <text:p/>
          </draw:line>
          <draw:line draw:style-name="gr2" draw:layer="layout" svg:x1="1.125cm" svg:y1="0.563cm" svg:x2="1.134cm" svg:y2="0.577cm">
            <text:p/>
          </draw:line>
          <draw:line draw:style-name="gr2" draw:layer="layout" svg:x1="1.133cm" svg:y1="0.576cm" svg:x2="1.163cm" svg:y2="0.602cm">
            <text:p/>
          </draw:line>
          <draw:line draw:style-name="gr2" draw:layer="layout" svg:x1="1.162cm" svg:y1="0.6cm" svg:x2="1.175cm" svg:y2="0.609cm">
            <text:p/>
          </draw:line>
          <draw:line draw:style-name="gr2" draw:layer="layout" svg:x1="1.174cm" svg:y1="0.608cm" svg:x2="1.2cm" svg:y2="0.638cm">
            <text:p/>
          </draw:line>
          <draw:line draw:style-name="gr2" draw:layer="layout" svg:x1="1.199cm" svg:y1="0.637cm" svg:x2="1.208cm" svg:y2="0.658cm">
            <text:p/>
          </draw:line>
          <draw:line draw:style-name="gr2" draw:layer="layout" svg:x1="1.207cm" svg:y1="0.657cm" svg:x2="1.207cm" svg:y2="0.679cm">
            <text:p/>
          </draw:line>
          <draw:line draw:style-name="gr2" draw:layer="layout" svg:x1="1.207cm" svg:y1="0.678cm" svg:x2="1.202cm" svg:y2="0.695cm">
            <text:p/>
          </draw:line>
          <draw:line draw:style-name="gr2" draw:layer="layout" svg:x1="1.204cm" svg:y1="0.694cm" svg:x2="1.199cm" svg:y2="0.711cm">
            <text:p/>
          </draw:line>
          <draw:line draw:style-name="gr2" draw:layer="layout" svg:x1="1.199cm" svg:y1="0.71cm" svg:x2="1.182cm" svg:y2="0.723cm">
            <text:p/>
          </draw:line>
          <draw:line draw:style-name="gr2" draw:layer="layout" svg:x1="1.183cm" svg:y1="0.722cm" svg:x2="1.166cm" svg:y2="0.731cm">
            <text:p/>
          </draw:line>
          <draw:line draw:style-name="gr2" draw:layer="layout" svg:x1="1.167cm" svg:y1="0.731cm" svg:x2="1.153cm" svg:y2="0.74cm">
            <text:p/>
          </draw:line>
          <draw:line draw:style-name="gr2" draw:layer="layout" svg:x1="1.154cm" svg:y1="0.738cm" svg:x2="1.137cm" svg:y2="0.743cm">
            <text:p/>
          </draw:line>
          <draw:line draw:style-name="gr2" draw:layer="layout" svg:x1="1.138cm" svg:y1="0.743cm" svg:x2="1.121cm" svg:y2="0.748cm">
            <text:p/>
          </draw:line>
          <draw:line draw:style-name="gr2" draw:layer="layout" svg:x1="1.122cm" svg:y1="0.747cm" svg:x2="0.2cm" svg:y2="0.747cm">
            <text:p/>
          </draw:line>
          <draw:line draw:style-name="gr2" draw:layer="layout" svg:x1="0.201cm" svg:y1="0.747cm" svg:x2="0.155cm" svg:y2="0.753cm">
            <text:p/>
          </draw:line>
          <draw:line draw:style-name="gr2" draw:layer="layout" svg:x1="0.157cm" svg:y1="0.751cm" svg:x2="0.131cm" svg:y2="0.756cm">
            <text:p/>
          </draw:line>
          <draw:line draw:style-name="gr2" draw:layer="layout" svg:x1="0.132cm" svg:y1="0.755cm" svg:x2="0.106cm" svg:y2="0.764cm">
            <text:p/>
          </draw:line>
          <draw:line draw:style-name="gr2" draw:layer="layout" svg:x1="0.107cm" svg:y1="0.763cm" svg:x2="0.086cm" svg:y2="0.777cm">
            <text:p/>
          </draw:line>
          <draw:line draw:style-name="gr2" draw:layer="layout" svg:x1="0.086cm" svg:y1="0.776cm" svg:x2="0.069cm" svg:y2="0.785cm">
            <text:p/>
          </draw:line>
          <draw:line draw:style-name="gr2" draw:layer="layout" svg:x1="0.07cm" svg:y1="0.784cm" svg:x2="0.057cm" svg:y2="0.801cm">
            <text:p/>
          </draw:line>
          <draw:line draw:style-name="gr2" draw:layer="layout" svg:x1="0.057cm" svg:y1="0.8cm" svg:x2="0.04cm" svg:y2="0.821cm">
            <text:p/>
          </draw:line>
          <draw:line draw:style-name="gr2" draw:layer="layout" svg:x1="0.041cm" svg:y1="0.82cm" svg:x2="0.024cm" svg:y2="0.846cm">
            <text:p/>
          </draw:line>
          <draw:line draw:style-name="gr2" draw:layer="layout" svg:x1="0.025cm" svg:y1="0.845cm" svg:x2="0.016cm" svg:y2="0.883cm">
            <text:p/>
          </draw:line>
          <draw:line draw:style-name="gr2" draw:layer="layout" svg:x1="0.017cm" svg:y1="0.882cm" svg:x2="0.012cm" svg:y2="0.916cm">
            <text:p/>
          </draw:line>
          <draw:polygon draw:style-name="gr6" draw:layer="layout" svg:width="0.884cm" svg:height="0.673cm" svg:x="1.076cm" svg:y="0.784cm" svg:viewBox="0 0 885 674" draw:points="126,0 126,81 332,81 442,265 552,81 753,81 753,0 885,102 753,204 753,134 610,134 488,339 610,539 753,539 753,465 885,568 753,674 753,596 552,596 442,408 332,596 126,596 126,670 0,568 126,465 126,539 270,539 397,339 270,134 126,134 126,204 0,102">
            <text:p/>
          </draw:polygon>
          <draw:polygon draw:style-name="gr7" draw:layer="layout" svg:width="0.888cm" svg:height="0.678cm" svg:x="1.085cm" svg:y="0.788cm" svg:viewBox="0 0 889 679" draw:points="130,0 130,82 331,82 442,270 552,86 758,86 758,4 889,106 758,208 758,139 610,139 487,339 614,543 758,543 758,470 889,572 758,679 758,601 552,601 442,413 331,601 130,601 130,675 0,572 130,470 130,543 269,543 397,339 269,139 130,139 130,208 0,106">
            <text:p/>
          </draw:polygon>
          <draw:polygon draw:style-name="gr6" draw:layer="layout" svg:width="0.495cm" svg:height="0.184cm" svg:x="0.594cm" svg:y="0.922cm" svg:viewBox="0 0 496 185" draw:points="0,144 109,185 372,69 496,102 429,0 113,0 245,37">
            <text:p/>
          </draw:polygon>
          <draw:polygon draw:style-name="gr6" draw:layer="layout" svg:width="0.499cm" svg:height="0.184cm" svg:x="0.049cm" svg:y="1.138cm" svg:viewBox="0 0 500 185" draw:points="500,41 389,0 122,115 0,82 66,185 385,185 250,147">
            <text:p/>
          </draw:polygon>
          <draw:polygon draw:style-name="gr6" draw:layer="layout" svg:width="0.495cm" svg:height="0.184cm" svg:x="0.078cm" svg:y="0.918cm" svg:viewBox="0 0 496 185" draw:points="0,41 110,0 373,115 496,82 434,185 114,185 249,148">
            <text:p/>
          </draw:polygon>
          <draw:polygon draw:style-name="gr6" draw:layer="layout" svg:width="0.496cm" svg:height="0.184cm" svg:x="0.577cm" svg:y="1.151cm" svg:viewBox="0 0 497 185" draw:points="497,143 385,185 122,69 0,102 65,0 381,0 250,36">
            <text:p/>
          </draw:polygon>
          <draw:polygon draw:style-name="gr7" draw:layer="layout" svg:width="0.496cm" svg:height="0.179cm" svg:x="0.601cm" svg:y="0.935cm" svg:viewBox="0 0 497 180" draw:points="0,139 110,180 377,69 497,97 435,0 114,0 250,32">
            <text:p/>
          </draw:polygon>
          <draw:polygon draw:style-name="gr7" draw:layer="layout" svg:width="0.495cm" svg:height="0.179cm" svg:x="0.061cm" svg:y="1.151cm" svg:viewBox="0 0 496 180" draw:points="496,40 385,0 123,114 0,81 65,180 381,180 245,147">
            <text:p/>
          </draw:polygon>
          <draw:polygon draw:style-name="gr7" draw:layer="layout" svg:width="0.499cm" svg:height="0.179cm" svg:x="0.086cm" svg:y="0.931cm" svg:viewBox="0 0 500 180" draw:points="0,36 110,0 377,110 500,77 434,180 114,180 249,143">
            <text:p/>
          </draw:polygon>
          <draw:polygon draw:style-name="gr7" draw:layer="layout" svg:width="0.5cm" svg:height="0.18cm" svg:x="0.585cm" svg:y="1.163cm" svg:viewBox="0 0 501 181" draw:points="501,139 385,181 122,69 0,98 65,0 381,0 250,32">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Transpath</dc:title>
    <meta:creation-date>2011-02-07T16:39:17</meta:creation-date>
    <meta:editing-duration>P0D</meta:editing-duration>
    <meta:editing-cycles>1</meta:editing-cycles>
    <meta:document-statistic meta:object-count="142"/>
    <meta:generator>OpenOffice.org/3.3$Linux OpenOffice.org_project/330m20$Build-9567</meta:generator>
  </office:meta>
</office:document-meta>
</file>